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="none" fo:min-height="0.71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b3b3b3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opacity="85%" fo:min-height="2.3cm" draw:shadow-opacity="85%"/>
    </style:style>
    <style:style style:name="gr5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2.45cm"/>
    </style:style>
    <style:style style:name="gr8" style:family="graphic" style:parent-style-name="objectwithoutfill">
      <style:graphic-properties svg:stroke-width="0.1cm" svg:stroke-color="#008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Ultrafine_20_Dashed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ffffff" draw:opacity="85%" fo:min-height="2.2cm" draw:shadow-opacity="85%"/>
    </style:style>
    <style:style style:name="P1" style:family="paragraph">
      <style:paragraph-properties fo:text-align="center"/>
    </style:style>
    <style:style style:name="P2" style:family="paragraph">
      <style:text-properties fo:color="#c0c0c0"/>
    </style:style>
    <style:style style:name="P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color="#008000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color="#c0c0c0"/>
    </style:style>
    <style:style style:name="T3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4" style:family="text">
      <style:text-properties fo:color="#008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2" draw:id="id2" draw:layer="layout" svg:width="5.76cm" svg:height="1.673cm" svg:x="18.64cm" svg:y="7.137cm">
          <draw:text-box>
            <text:p>10⁶ pcs conformes</text:p>
            <text:p>en verre de type <text:span text:style-name="T1">λ</text:span></text:p>
          </draw:text-box>
        </draw:frame>
        <draw:frame draw:style-name="gr1" xml:id="id1" draw:id="id1" draw:layer="layout" svg:width="3.66cm" svg:height="0.963cm" svg:x="13.34cm" svg:y="2.937cm">
          <draw:text-box>
            <text:p>Soufflé</text:p>
          </draw:text-box>
        </draw:frame>
        <draw:frame draw:style-name="gr1" xml:id="id3" draw:id="id3" draw:layer="layout" svg:width="3.66cm" svg:height="0.963cm" svg:x="13.14cm" svg:y="6.939cm">
          <draw:text-box>
            <text:p>Pressé</text:p>
          </draw:text-box>
        </draw:frame>
        <draw:frame draw:style-name="gr1" xml:id="id4" draw:id="id4" draw:layer="layout" svg:width="3.66cm" svg:height="0.963cm" svg:x="13.14cm" svg:y="11.54cm">
          <draw:text-box>
            <text:p>Centrifugé</text:p>
          </draw:text-box>
        </draw:frame>
        <draw:connector draw:style-name="gr2" draw:text-style-name="P1" draw:layer="layout" draw:type="lines" svg:x1="17cm" svg:y1="3.418cm" svg:x2="18.64cm" svg:y2="7.973cm" draw:start-shape="id1" draw:start-glue-point="1" draw:end-shape="id2" draw:end-glue-point="3" svg:d="m17000 3418h501l638 4555h501" svg:viewBox="0 0 1641 4556">
          <text:p/>
        </draw:connector>
        <draw:connector draw:style-name="gr2" draw:text-style-name="P1" draw:layer="layout" draw:type="lines" svg:x1="16.8cm" svg:y1="7.42cm" svg:x2="18.64cm" svg:y2="7.973cm" draw:start-shape="id3" draw:start-glue-point="1" draw:end-shape="id2" draw:end-glue-point="3" svg:d="m16800 7420h501l838 553h501" svg:viewBox="0 0 1841 554">
          <text:p/>
        </draw:connector>
        <draw:connector draw:style-name="gr2" draw:text-style-name="P1" draw:layer="layout" draw:type="lines" svg:x1="16.8cm" svg:y1="12.021cm" svg:x2="18.64cm" svg:y2="7.973cm" draw:start-shape="id4" draw:start-glue-point="1" draw:end-shape="id2" draw:end-glue-point="3" svg:d="m16800 12021h501l838-4048h501" svg:viewBox="0 0 1841 4049">
          <text:p/>
        </draw:connector>
        <draw:frame draw:style-name="gr1" xml:id="id5" draw:id="id5" draw:layer="layout" svg:width="3.66cm" svg:height="0.963cm" svg:x="8.04cm" svg:y="11.541cm">
          <draw:text-box>
            <text:p>Outillage C</text:p>
          </draw:text-box>
        </draw:frame>
        <draw:frame draw:style-name="gr1" xml:id="id6" draw:id="id6" draw:layer="layout" svg:width="3.66cm" svg:height="0.963cm" svg:x="8.04cm" svg:y="6.942cm">
          <draw:text-box>
            <text:p>Outillage P</text:p>
          </draw:text-box>
        </draw:frame>
        <draw:connector draw:style-name="gr2" draw:text-style-name="P1" draw:layer="layout" draw:type="lines" svg:x1="11.7cm" svg:y1="12.022cm" svg:x2="13.14cm" svg:y2="12.021cm" draw:start-shape="id5" draw:start-glue-point="1" draw:end-shape="id4" draw:end-glue-point="3" svg:d="m11700 12022h501l438-1h501" svg:viewBox="0 0 1441 2">
          <text:p/>
        </draw:connector>
        <draw:connector draw:style-name="gr2" draw:text-style-name="P1" draw:layer="layout" draw:type="lines" svg:x1="11.7cm" svg:y1="7.423cm" svg:x2="13.14cm" svg:y2="7.42cm" draw:start-shape="id6" draw:start-glue-point="1" draw:end-shape="id3" draw:end-glue-point="3" svg:d="m11700 7423h501l438-3h501" svg:viewBox="0 0 1441 4">
          <text:p/>
        </draw:connector>
        <draw:connector draw:style-name="gr2" draw:text-style-name="P1" draw:layer="layout" draw:type="lines" svg:x1="11.6cm" svg:y1="3.724cm" svg:x2="13.34cm" svg:y2="3.418cm" draw:start-shape="id7" draw:start-glue-point="1" draw:end-shape="id1" draw:end-glue-point="3" svg:d="m11600 3724h501l738-306h501" svg:viewBox="0 0 1741 307">
          <text:p/>
        </draw:connector>
        <draw:g>
          <draw:frame draw:style-name="gr1" xml:id="id7" draw:id="id7" draw:layer="layout" svg:width="3.66cm" svg:height="0.963cm" svg:x="7.94cm" svg:y="3.243cm">
            <draw:text-box>
              <text:p>Outillage S</text:p>
            </draw:text-box>
          </draw:frame>
          <draw:frame draw:style-name="gr1" xml:id="id10" draw:id="id10" draw:layer="layout" svg:width="5.66cm" svg:height="0.963cm" svg:x="1cm" svg:y="4.237cm">
            <draw:text-box>
              <text:p>Voie d'obtention C</text:p>
            </draw:text-box>
          </draw:frame>
          <draw:frame draw:style-name="gr1" xml:id="id9" draw:id="id9" draw:layer="layout" svg:width="5.66cm" svg:height="0.963cm" svg:x="1cm" svg:y="2.938cm">
            <draw:text-box>
              <text:p>Voie d'obtention B</text:p>
            </draw:text-box>
          </draw:frame>
          <draw:frame draw:style-name="gr1" xml:id="id8" draw:id="id8" draw:layer="layout" svg:width="5.66cm" svg:height="0.963cm" svg:x="1cm" svg:y="1.695cm">
            <draw:text-box>
              <text:p>Voie d'obtention A</text:p>
            </draw:text-box>
          </draw:frame>
          <draw:connector draw:style-name="gr2" draw:text-style-name="P1" draw:layer="layout" draw:type="lines" svg:x1="6.66cm" svg:y1="2.176cm" svg:x2="7.94cm" svg:y2="3.724cm" draw:start-shape="id8" draw:start-glue-point="1" draw:end-shape="id7" draw:end-glue-point="3" svg:d="m6660 2176h501l278 1548h501" svg:viewBox="0 0 1281 1549">
            <text:p/>
          </draw:connector>
          <draw:connector draw:style-name="gr2" draw:text-style-name="P1" draw:layer="layout" draw:type="lines" svg:x1="6.66cm" svg:y1="3.419cm" svg:x2="7.94cm" svg:y2="3.724cm" draw:start-shape="id9" draw:start-glue-point="1" draw:end-shape="id7" draw:end-glue-point="3" svg:d="m6660 3419h501l278 305h501" svg:viewBox="0 0 1281 306">
            <text:p/>
          </draw:connector>
          <draw:connector draw:style-name="gr2" draw:text-style-name="P1" draw:layer="layout" draw:type="lines" svg:x1="6.66cm" svg:y1="4.718cm" svg:x2="7.94cm" svg:y2="3.724cm" draw:start-shape="id10" draw:start-glue-point="1" draw:end-shape="id7" draw:end-glue-point="3" svg:d="m6660 4718h501l278-994h501" svg:viewBox="0 0 1281 995">
            <text:p/>
          </draw:connector>
        </draw:g>
        <draw:connector draw:style-name="gr3" draw:text-style-name="P1" draw:layer="layout" draw:type="lines" svg:x1="4.7cm" svg:y1="6.424cm" svg:x2="8.04cm" svg:y2="7.423cm" draw:start-shape="id11" draw:start-glue-point="1" draw:end-shape="id6" draw:end-glue-point="3" svg:d="m4700 6424h501l2338 999h501" svg:viewBox="0 0 3341 1000">
          <text:p/>
        </draw:connector>
        <draw:connector draw:style-name="gr3" draw:text-style-name="P1" draw:layer="layout" draw:type="lines" svg:x1="3.572cm" svg:y1="7.541cm" svg:x2="8.04cm" svg:y2="7.423cm" draw:end-shape="id6" draw:end-glue-point="3" svg:d="m3572 7541v0l3967-118h501" svg:viewBox="0 0 4469 119">
          <text:p/>
        </draw:connector>
        <draw:connector draw:style-name="gr3" draw:text-style-name="P1" draw:layer="layout" draw:type="lines" svg:x1="3.375cm" svg:y1="12.105cm" svg:x2="8.04cm" svg:y2="12.022cm" draw:end-shape="id5" draw:end-glue-point="3" svg:d="m3375 12105v0l4164-83h501" svg:viewBox="0 0 4666 84">
          <text:p/>
        </draw:connector>
        <draw:connector draw:style-name="gr3" draw:text-style-name="P1" draw:layer="layout" draw:type="lines" svg:x1="3.203cm" svg:y1="11.07cm" svg:x2="8.04cm" svg:y2="12.022cm" draw:end-shape="id5" draw:end-glue-point="3" svg:d="m3203 11070v0l4336 952h501" svg:viewBox="0 0 4838 953">
          <text:p/>
        </draw:connector>
        <draw:frame draw:style-name="gr4" draw:layer="layout" svg:width="13cm" svg:height="2.55cm" svg:x="12.3cm" svg:y="4.35cm">
          <draw:text-box>
            <text:list text:style-name="L1">
              <text:list-item>
                <text:p>Consomme x outillages S obtenus par A</text:p>
              </text:list-item>
              <text:list-item>
                <text:p>Consomme y outillages S obtenus par B</text:p>
              </text:list-item>
              <text:list-item>
                <text:p>Consomme z outillages S obtenus par C</text:p>
              </text:list-item>
            </text:list>
          </draw:text-box>
        </draw:frame>
        <draw:frame draw:style-name="gr1" draw:text-style-name="P2" xml:id="id11" draw:id="id11" draw:layer="layout" svg:width="3.66cm" svg:height="0.963cm" svg:x="1.04cm" svg:y="5.943cm">
          <draw:text-box>
            <text:p text:style-name="P2"><text:span text:style-name="T2">Voie ...</text:span></text:p>
          </draw:text-box>
        </draw:frame>
        <draw:frame draw:style-name="gr1" xml:id="id12" draw:id="id12" draw:layer="layout" svg:width="5.76cm" svg:height="1.673cm" svg:x="18.64cm" svg:y="13.738cm">
          <draw:text-box>
            <text:p>10⁶ pcs conformes</text:p>
            <text:p>en verre de type <text:span text:style-name="T1">β</text:span></text:p>
          </draw:text-box>
        </draw:frame>
        <draw:connector draw:style-name="gr3" draw:text-style-name="P1" draw:layer="layout" draw:type="lines" svg:x1="14.635cm" svg:y1="14.595cm" svg:x2="18.64cm" svg:y2="14.574cm" draw:end-shape="id12" draw:end-glue-point="3" svg:d="m14635 14595v0l3504-21h501" svg:viewBox="0 0 4006 22">
          <text:p/>
        </draw:connector>
        <draw:connector draw:style-name="gr3" draw:text-style-name="P1" draw:layer="layout" draw:type="lines" svg:x1="14.75cm" svg:y1="15.4cm" svg:x2="18.64cm" svg:y2="14.574cm" draw:end-shape="id12" draw:end-glue-point="3" svg:d="m14750 15400v0l3389-826h501" svg:viewBox="0 0 3891 827">
          <text:p/>
        </draw:connector>
        <draw:connector draw:style-name="gr3" draw:text-style-name="P1" draw:layer="layout" draw:type="lines" svg:x1="14.463cm" svg:y1="13.56cm" svg:x2="18.64cm" svg:y2="14.574cm" draw:end-shape="id12" draw:end-glue-point="3" svg:d="m14463 13560v0l3676 1014h501" svg:viewBox="0 0 4178 1015">
          <text:p/>
        </draw:connector>
        <draw:line draw:style-name="gr5" draw:text-style-name="P1" draw:layer="layout" svg:x1="12.2cm" svg:y1="2.8cm" svg:x2="12.1cm" svg:y2="18.9cm">
          <text:p/>
        </draw:line>
        <draw:line draw:style-name="gr6" draw:text-style-name="P1" draw:layer="layout" svg:x1="10.6cm" svg:y1="13.1cm" svg:x2="28cm" svg:y2="13.1cm">
          <text:p/>
        </draw:line>
        <draw:frame draw:style-name="gr7" draw:text-style-name="P3" xml:id="id13" draw:id="id13" draw:layer="layout" svg:width="4.2cm" svg:height="2.7cm" svg:x="24.6cm" svg:y="7.9cm">
          <draw:text-box>
            <text:p text:style-name="P3">Produits en verre <text:span text:style-name="T3">λ pour un usage </text:span><text:span text:style-name="T1">Λ</text:span></text:p>
          </draw:text-box>
        </draw:frame>
        <draw:connector draw:style-name="gr8" draw:text-style-name="P1" draw:layer="layout" svg:x1="21.52cm" svg:y1="8.81cm" svg:x2="24.6cm" svg:y2="9.25cm" draw:start-shape="id2" draw:start-glue-point="2" draw:end-shape="id13" draw:end-glue-point="3" svg:d="m21520 8810v440h3080" svg:viewBox="0 0 3081 441">
          <text:p/>
        </draw:connector>
        <draw:frame draw:style-name="gr7" draw:text-style-name="P3" xml:id="id14" draw:id="id14" draw:layer="layout" svg:width="4.6cm" svg:height="2.7cm" svg:x="24.6cm" svg:y="15.3cm">
          <draw:text-box>
            <text:p text:style-name="P3">Produits en verre <text:span text:style-name="T3">β pour un usage </text:span><text:span text:style-name="T1">Β</text:span></text:p>
          </draw:text-box>
        </draw:frame>
        <draw:connector draw:style-name="gr8" draw:text-style-name="P1" draw:layer="layout" svg:x1="21.52cm" svg:y1="15.411cm" svg:x2="24.6cm" svg:y2="16.65cm" draw:start-shape="id12" draw:start-glue-point="2" draw:end-shape="id14" draw:end-glue-point="3" svg:d="m21520 15411v1239h3080" svg:viewBox="0 0 3081 1240">
          <text:p/>
        </draw:connector>
        <draw:line draw:style-name="gr9" draw:text-style-name="P1" xml:id="id16" draw:id="id16" draw:layer="layout" svg:x1="24.6cm" svg:y1="2.8cm" svg:x2="24.5cm" svg:y2="18.9cm">
          <text:p/>
        </draw:line>
        <draw:frame draw:style-name="gr7" draw:text-style-name="P3" xml:id="id15" draw:id="id15" draw:layer="layout" svg:width="4.2cm" svg:height="2.7cm" svg:x="24.6cm" svg:y="10.4cm">
          <draw:text-box>
            <text:p text:style-name="P3">Déclinaison en gamme de produits</text:p>
          </draw:text-box>
        </draw:frame>
        <draw:connector draw:style-name="gr8" draw:text-style-name="P1" draw:layer="layout" svg:x1="21.52cm" svg:y1="8.81cm" svg:x2="24.6cm" svg:y2="11.75cm" draw:start-shape="id2" draw:start-glue-point="2" draw:end-shape="id15" draw:end-glue-point="3" svg:d="m21520 8810v2940h3080" svg:viewBox="0 0 3081 2941">
          <text:p/>
        </draw:connector>
        <draw:connector draw:style-name="gr8" draw:text-style-name="P1" draw:layer="layout" svg:x1="21.52cm" svg:y1="8.81cm" svg:x2="24.5cm" svg:y2="10.85cm" draw:start-shape="id2" draw:start-glue-point="2" draw:end-shape="id16" draw:end-glue-point="3" svg:d="m21520 8810v2040h2980" svg:viewBox="0 0 2981 2041">
          <text:p/>
        </draw:connector>
        <draw:frame draw:style-name="gr10" draw:text-style-name="P5" draw:layer="layout" svg:width="1.328cm" svg:height="1.352cm" svg:x="22.3cm" svg:y="11.4cm">
          <draw:text-box>
            <text:p text:style-name="P4"><text:span text:style-name="T4">...</text:span></text:p>
          </draw:text-box>
        </draw:frame>
        <draw:frame draw:style-name="gr11" draw:layer="layout" svg:width="8.8cm" svg:height="2.45cm" svg:x="12.5cm" svg:y="8.95cm">
          <draw:text-box>
            <text:list text:style-name="L1">
              <text:list-item>
                <text:p>Consomme m outillages C obtenus par ...</text:p>
              </text:list-item>
              <text:list-item>
                <text:p>Consomme n outillages …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2T15:46:19</meta:creation-date>
    <dc:date>2013-10-22T16:35:43</dc:date>
    <meta:editing-duration>PT17M27S</meta:editing-duration>
    <meta:editing-cycles>2</meta:editing-cycles>
    <meta:generator>LibreOffice/3.6$Linux_X86_64 LibreOffice_project/360m1$Build-304</meta:generator>
    <meta:document-statistic meta:object-count="42"/>
  </office:meta>
</office:document-meta>
</file>